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1B013DD8E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10.16cm" fo:margin-right="0cm" fo:text-align="center" fo:text-indent="0cm"/>
      <style:text-properties fo:font-size="28pt" fo:text-shadow="1pt 1pt" style:font-size-asian="28pt" style:font-size-complex="28pt"/>
    </style:style>
    <style:style style:name="P3" style:family="paragraph">
      <style:paragraph-properties fo:margin-left="10.16cm" fo:margin-right="0cm" fo:text-align="center" fo:text-indent="0cm"/>
      <style:text-properties fo:color="#ff00cc" fo:font-family="'Freehand521 BT'" style:font-family-generic="script" style:font-pitch="variable" fo:font-size="28pt" fo:text-shadow="1pt 1pt" style:font-size-asian="28pt" style:font-size-complex="28pt"/>
    </style:style>
    <style:style style:name="T1" style:family="text">
      <style:text-properties fo:color="#ff00cc" fo:font-family="'Freehand521 BT'" style:font-family-generic="script" style:font-pitch="variable" fo:font-size="28pt" fo:text-shadow="1pt 1pt" style:font-size-asian="28pt" style:font-size-complex="28pt"/>
    </style:style>
    <style:style style:name="T2" style:family="text">
      <style:text-properties fo:color="#66ffff" fo:font-family="'Freehand521 BT'" style:font-family-generic="script" style:font-pitch="variable" fo:font-size="28pt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2.3cm" svg:x2="10.5cm" svg:y2="4.3cm">
          <text:p/>
        </draw:line>
        <draw:rect draw:style-name="gr2" draw:text-style-name="P1" draw:layer="layout" svg:width="20cm" svg:height="20cm" draw:transform="rotate (-1.57079632679579) translate (20.5cm 2.3cm)">
          <text:p/>
        </draw:rect>
        <draw:line draw:style-name="gr1" draw:text-style-name="P1" draw:layer="layout" svg:x1="10.5cm" svg:y1="19.8cm" svg:x2="10.5cm" svg:y2="22.3cm">
          <text:p/>
        </draw:line>
        <draw:line draw:style-name="gr3" draw:text-style-name="P1" draw:layer="layout" svg:x1="10.5cm" svg:y1="4.3cm" svg:x2="10.5cm" svg:y2="19.8cm">
          <text:p/>
        </draw:line>
        <draw:frame draw:style-name="gr4" draw:text-style-name="P3" draw:layer="layout" svg:width="20cm" svg:height="20.4cm" svg:x="0.5cm" svg:y="2cm">
          <draw:image xlink:href="Pictures/1000000000000240000001B013DD8E61.jp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Frohe Weihnachten!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nz Behling</meta:initial-creator>
    <meta:creation-date>2023-10-16T13:23:45.91</meta:creation-date>
    <meta:printed-by>Heinz Behling</meta:printed-by>
    <meta:print-date>2023-11-02T09:17:20.09</meta:print-date>
    <dc:date>2023-11-02T09:23:49.55</dc:date>
    <dc:creator>Heinz Behling</dc:creator>
    <meta:editing-duration>PT41M15S</meta:editing-duration>
    <meta:editing-cycles>4</meta:editing-cycles>
    <meta:generator>OpenOffice/4.1.13$Win32 OpenOffice.org_project/4113m1$Build-9810</meta:generator>
    <meta:document-statistic meta:object-count="5"/>
  </office:meta>
</office:document-meta>
</file>